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float" office:value="77.14" calcext:value-type="float">
            <text:p>77,14</text:p>
          </table:table-cell>
          <table:table-cell table:style-name="ce1" office:value-type="float" office:value="9.55" calcext:value-type="float">
            <text:p>9,55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office:value-type="float" office:value="0.26" calcext:value-type="float">
            <text:p>0,26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77.15" calcext:value-type="float">
            <text:p>77,15</text:p>
          </table:table-cell>
          <table:table-cell table:style-name="ce1" office:value-type="float" office:value="9.55" calcext:value-type="float">
            <text:p>9,55</text:p>
          </table:table-cell>
          <table:table-cell table:style-name="ce1" office:value-type="float" office:value="2.03" calcext:value-type="float">
            <text:p>2,03</text:p>
          </table:table-cell>
          <table:table-cell table:style-name="ce1"/>
          <table:table-cell office:value-type="string" calcext:value-type="string">
            <text:p>скорость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155.99" calcext:value-type="float">
            <text:p>1155,99</text:p>
          </table:table-cell>
          <table:table-cell table:style-name="ce1" office:value-type="float" office:value="77.15" calcext:value-type="float">
            <text:p>77,15</text:p>
          </table:table-cell>
          <table:table-cell table:style-name="ce1" office:value-type="float" office:value="24.43" calcext:value-type="float">
            <text:p>24,43</text:p>
          </table:table-cell>
          <table:table-cell table:style-name="ce1"/>
          <table:table-cell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320.61" calcext:value-type="float">
            <text:p>320,61</text:p>
          </table:table-cell>
          <table:table-cell table:style-name="ce1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formula="of:=[.A1]/[.A1]" office:value-type="float" office:value="1" calcext:value-type="float">
            <text:p>1</text:p>
          </table:table-cell>
          <table:table-cell table:formula="of:=[.A1]/[.B1]" office:value-type="float" office:value="8.07748691099476" calcext:value-type="float">
            <text:p>8,077486911</text:p>
          </table:table-cell>
          <table:table-cell table:formula="of:=[.A1]/[.C1]" office:value-type="float" office:value="64.8235294117647" calcext:value-type="float">
            <text:p>64,8235294118</text:p>
          </table:table-cell>
          <table:table-cell table:formula="of:=[.A1]/[.D1]" office:value-type="float" office:value="296.692307692308" calcext:value-type="float">
            <text:p>296,6923076923</text:p>
          </table:table-cell>
          <table:table-cell table:number-columns-repeated="2"/>
        </table:table-row>
        <table:table-row table:style-name="ro1">
          <table:table-cell table:formula="of:=[.A2]/[.A2]" office:value-type="float" office:value="1" calcext:value-type="float">
            <text:p>1</text:p>
          </table:table-cell>
          <table:table-cell table:formula="of:=[.A2]/[.B2]" office:value-type="float" office:value="14.9837977965003" calcext:value-type="float">
            <text:p>14,9837977965</text:p>
          </table:table-cell>
          <table:table-cell table:formula="of:=[.A2]/[.C2]" office:value-type="float" office:value="121.047120418848" calcext:value-type="float">
            <text:p>121,0471204188</text:p>
          </table:table-cell>
          <table:table-cell table:formula="of:=[.A2]/[.D2]" office:value-type="float" office:value="569.458128078818" calcext:value-type="float">
            <text:p>569,4581280788</text:p>
          </table:table-cell>
          <table:table-cell/>
          <table:table-cell office:value-type="string" calcext:value-type="string">
            <text:p>ускорение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[.B3]" office:value-type="float" office:value="0" calcext:value-type="float">
            <text:p>0</text:p>
          </table:table-cell>
          <table:table-cell table:formula="of:=[.A3]/[.C3]" office:value-type="float" office:value="0" calcext:value-type="float">
            <text:p>0</text:p>
          </table:table-cell>
          <table:table-cell table:formula="of:=[.A3]/[.D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4]/[.C4]" office:value-type="float" office:value="0" calcext:value-type="float">
            <text:p>0</text:p>
          </table:table-cell>
          <table:table-cell table:formula="of:=[.A4]/[.D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formula="of:=[.A6]/1" office:value-type="float" office:value="1" calcext:value-type="float">
            <text:p>1</text:p>
          </table:table-cell>
          <table:table-cell table:formula="of:=[.B6]/8" office:value-type="float" office:value="1.00968586387435" calcext:value-type="float">
            <text:p>1,0096858639</text:p>
          </table:table-cell>
          <table:table-cell table:formula="of:=[.C6]/64" office:value-type="float" office:value="1.01286764705882" calcext:value-type="float">
            <text:p>1,0128676471</text:p>
          </table:table-cell>
          <table:table-cell table:formula="of:=[.D6]/125" office:value-type="float" office:value="2.37353846153846" calcext:value-type="float">
            <text:p>2,3735384615</text:p>
          </table:table-cell>
          <table:table-cell table:number-columns-repeated="2"/>
        </table:table-row>
        <table:table-row table:style-name="ro1">
          <table:table-cell table:formula="of:=[.A7]/1" office:value-type="float" office:value="1" calcext:value-type="float">
            <text:p>1</text:p>
          </table:table-cell>
          <table:table-cell table:formula="of:=[.B7]/8" office:value-type="float" office:value="1.87297472456254" calcext:value-type="float">
            <text:p>1,8729747246</text:p>
          </table:table-cell>
          <table:table-cell table:formula="of:=[.C7]/64" office:value-type="float" office:value="1.8913612565445" calcext:value-type="float">
            <text:p>1,8913612565</text:p>
          </table:table-cell>
          <table:table-cell table:formula="of:=[.D7]/125" office:value-type="float" office:value="4.55566502463054" calcext:value-type="float">
            <text:p>4,5556650246</text:p>
          </table:table-cell>
          <table:table-cell/>
          <table:table-cell office:value-type="string" calcext:value-type="string">
            <text:p>эффективность</text:p>
          </table:table-cell>
        </table:table-row>
        <table:table-row table:style-name="ro1">
          <table:table-cell table:formula="of:=[.A8]/1" office:value-type="float" office:value="0" calcext:value-type="float">
            <text:p>0</text:p>
          </table:table-cell>
          <table:table-cell table:formula="of:=[.B8]/8" office:value-type="float" office:value="0" calcext:value-type="float">
            <text:p>0</text:p>
          </table:table-cell>
          <table:table-cell table:formula="of:=[.C8]/64" office:value-type="float" office:value="0" calcext:value-type="float">
            <text:p>0</text:p>
          </table:table-cell>
          <table:table-cell table:formula="of:=[.D8]/12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C9]/64" office:value-type="float" office:value="0" calcext:value-type="float">
            <text:p>0</text:p>
          </table:table-cell>
          <table:table-cell table:formula="of:=[.D9]/125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9:32:06.908957860</meta:creation-date>
    <dc:date>2016-12-13T22:59:40.652374366</dc:date>
    <meta:editing-duration>PT3H6M7S</meta:editing-duration>
    <meta:editing-cycles>2</meta:editing-cycles>
    <meta:generator>LibreOffice/5.1.4.2$Linux_X86_64 LibreOffice_project/10m0$Build-2</meta:generator>
    <meta:document-statistic meta:table-count="1" meta:cell-count="51" meta:object-count="0"/>
  </office:meta>
</office:document-meta>
</file>